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5.05cm"/>
    </style:style>
    <style:style style:name="gr2" style:family="graphic" style:parent-style-name="standard">
      <style:graphic-properties draw:stroke="none" draw:fill="none" fo:min-height="2.855cm"/>
    </style:style>
    <style:style style:name="gr3" style:family="graphic" style:parent-style-name="standard">
      <style:graphic-properties draw:stroke="none" draw:fill="none" fo:min-height="1.05cm"/>
    </style:style>
    <style:style style:name="P1" style:family="paragraph">
      <style:text-properties style:font-name="Liberation Mono" fo:font-size="3.59999990463257pt" fo:font-weight="normal" style:font-size-asian="3.59999990463257pt" style:font-weight-asian="normal" style:font-size-complex="3.59999990463257pt" style:font-weight-complex="normal"/>
    </style:style>
    <style:style style:name="P2" style:family="paragraph">
      <loext:graphic-properties draw:fill="none"/>
      <style:text-properties style:font-name="Liberation Mono" fo:font-size="3.59999990463257pt" fo:font-weight="normal" style:font-size-asian="3.59999990463257pt" style:font-weight-asian="normal" style:font-size-complex="3.59999990463257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style:font-name="Inconsolata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/>
      <style:text-properties style:font-name="Inconsolata" fo:font-size="22pt" style:font-size-asian="22pt" style:font-size-complex="22pt"/>
    </style:style>
    <style:style style:name="T1" style:family="text">
      <style:text-properties style:font-name="Liberation Mono" fo:font-size="3.59999990463257pt" fo:font-weight="normal" style:font-size-asian="3.59999990463257pt" style:font-weight-asian="normal" style:font-size-complex="3.59999990463257pt" style:font-weight-complex="normal"/>
    </style:style>
    <style:style style:name="T2" style:family="text">
      <style:text-properties style:font-name="Inconsolata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Inconsolata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685cm" svg:height="5.3cm" svg:x="1.3cm" svg:y="14.562cm">
          <draw:text-box>
            <text:p text:style-name="P1"><text:span text:style-name="T1"><text:s text:c="128"/></text:span><text:span text:style-name="T1">00011 <text:s text:c="104"/></text:span></text:p>
            <text:p text:style-name="P1"><text:span text:style-name="T1"><text:s text:c="121"/></text:span><text:span text:style-name="T1">0000000001110 <text:s text:c="103"/></text:span></text:p>
            <text:p text:style-name="P1"><text:span text:style-name="T1"><text:s text:c="116"/></text:span><text:span text:style-name="T1">00011111011111111110 <text:s text:c="101"/></text:span></text:p>
            <text:p text:style-name="P1"><text:span text:style-name="T1"><text:s text:c="111"/></text:span><text:span text:style-name="T1">001111111111111111111111110 <text:s text:c="99"/></text:span></text:p>
            <text:p text:style-name="P1"><text:span text:style-name="T1"><text:s text:c="46"/></text:span><text:span text:style-name="T1">0000000000001111111111111111111111111100000000000000 <text:s text:c="7"/>0001111111111111111111100000 <text:s text:c="103"/></text:span></text:p>
            <text:p text:style-name="P1"><text:span text:style-name="T1"><text:s text:c="34"/></text:span><text:span text:style-name="T1">000000111111111111111111111111111111111111111111111111111111111111111111111111111111111111100 <text:s text:c="110"/></text:span></text:p>
            <text:p text:style-name="P1"><text:span text:style-name="T1"><text:s text:c="18"/></text:span><text:span text:style-name="T1">0000000000000111111111111111111111111111111111111111111111111111111111111111111111111111111111111111111111100000000000 <text:s text:c="82"/>0000000111111111110</text:span></text:p>
            <text:p text:style-name="P1"><text:span text:style-name="T1"><text:s text:c="6"/></text:span><text:span text:style-name="T1">000011111111111110000000000111111110000111111110001111111111111111111111111000011111111111111111111111111111111111111111111111111111111111000000000000 <text:s text:c="56"/>00011111111111111111110 <text:s/></text:span></text:p>
            <text:p text:style-name="P1"><text:span text:style-name="T1"><text:s/></text:span><text:span text:style-name="T1">000111111111111110001100 0 011000011111110 <text:s/>01111111000 001111111100001111111111000011111111111000001111111111111111111111111111111111111111111111111111111111100000000 <text:s text:c="38"/>000011111111111111111111110 <text:s text:c="3"/></text:span></text:p>
            <text:p text:style-name="P1"><text:span text:style-name="T1">11111111100001111000000010 00 0010 011111100 <text:s text:c="2"/>011111100000111111110 <text:s text:c="2"/>011111111100000011111111111111111111111111111111111111111111111111111111111111111111111111111111111111100000000 <text:s text:c="20"/>00111111111000111111111111110 <text:s text:c="5"/></text:span></text:p>
            <text:p text:style-name="P1"><text:span text:style-name="T1">011 010 <text:s text:c="5"/>0110 0 01100100111110 <text:s/>1111110 <text:s text:c="3"/>01111100 <text:s text:c="3"/>01111100 <text:s text:c="3"/>0111111110 <text:s text:c="2"/>00 01111111000000011111111111111111111111111111111111111111111111111111111111111111011111111111111111111111111111111111111111111111111111111110000 <text:s text:c="7"/></text:span></text:p>
            <text:p text:style-name="P1"><text:span text:style-name="T1">011100 <text:s text:c="4"/>000110 <text:s/>000000111111110 <text:s/>01111110 <text:s text:c="3"/>11110 <text:s text:c="6"/>001110 <text:s text:c="5"/>11111100 <text:s text:c="7"/>11111100 <text:s text:c="9"/>01111111100000000111111111111111111111111111111111111111111111101111111111111111111111111111111111111111111111111111110011 <text:s text:c="9"/></text:span></text:p>
            <text:p text:style-name="P1"><text:span text:style-name="T1">100111100 <text:s text:c="5"/>0010001111111111110 <text:s/>0111000 <text:s text:c="4"/>0000 <text:s text:c="7"/>00000 <text:s text:c="7"/>1111110 <text:s text:c="8"/>111100 <text:s text:c="11"/>01111110 <text:s text:c="11"/>011111110000000000001111111000000011111110 <text:s/>00011111110000000111100111111111111111111111111111100010 <text:s text:c="10"/></text:span></text:p>
            <text:p text:style-name="P1"><text:span text:style-name="T1">0110 001110 <text:s text:c="2"/>000 00011111111110 <text:s text:c="3"/>011110 <text:s/>0 <text:s text:c="3"/>10 <text:s text:c="10"/>000 <text:s text:c="8"/>00010 <text:s text:c="9"/>00000 <text:s text:c="12"/>01111100 <text:s text:c="11"/>01111100 <text:s text:c="11"/>0011110 <text:s text:c="6"/>01111110 <text:s text:c="4"/>0111110 <text:s text:c="3"/>00 <text:s/>000 <text:s text:c="2"/>0011111111111101111111111100000 <text:s text:c="11"/></text:span></text:p>
            <text:p text:style-name="P1"><text:span text:style-name="T1"><text:s text:c="2"/></text:span><text:span text:style-name="T1">010 <text:s text:c="3"/>00000 00110000111111100000 011110 <text:s/>0 <text:s text:c="3"/>00 <text:s text:c="9"/>0110 <text:s text:c="9"/>0000 <text:s text:c="10"/>0000 <text:s text:c="13"/>111110 <text:s text:c="12"/>01111110 <text:s text:c="13"/>11110 <text:s text:c="7"/>001110 <text:s text:c="6"/>11110 <text:s text:c="8"/>00 <text:s text:c="7"/>0111111111111111111111000 <text:s text:c="13"/></text:span></text:p>
            <text:p text:style-name="P1"><text:span text:style-name="T1"><text:s text:c="4"/></text:span><text:span text:style-name="T1">110 <text:s text:c="5"/>000 000111111100 <text:s/>000 <text:s/>01110 <text:s text:c="2"/>0 <text:s text:c="15"/>0100 <text:s text:c="10"/>00 <text:s text:c="29"/>01110 <text:s text:c="14"/>0111110 <text:s text:c="13"/>0111 <text:s text:c="8"/>01110 <text:s text:c="7"/>0111 <text:s text:c="9"/>0 <text:s text:c="9"/>11111111111111111110000 <text:s text:c="14"/></text:span></text:p>
            <text:p text:style-name="P1"><text:span text:style-name="T1"><text:s text:c="5"/></text:span><text:span text:style-name="T1">00100 <text:s text:c="2"/>00010 <text:s/>0000 <text:s text:c="5"/>010 <text:s/>0111100 <text:s/>00 <text:s text:c="15"/>00 <text:s text:c="12"/>010 <text:s text:c="28"/>01110 <text:s text:c="13"/>010000 <text:s text:c="15"/>0110 <text:s text:c="8"/>000 <text:s text:c="9"/>111 <text:s text:c="19"/>0111111111111111111100010 <text:s text:c="13"/></text:span></text:p>
            <text:p text:style-name="P1"><text:span text:style-name="T1"><text:s text:c="8"/></text:span><text:span text:style-name="T1">0011111000000000 <text:s text:c="3"/>000 <text:s/>0111100 0 <text:s text:c="2"/>0 <text:s text:c="64"/>010 <text:s text:c="15"/>000 <text:s text:c="18"/>00 <text:s text:c="10"/>0 <text:s text:c="10"/>01 <text:s text:c="18"/>011111111111111111111111110 <text:s text:c="12"/></text:span></text:p>
            <text:p text:style-name="P1"><text:span text:style-name="T1"><text:s text:c="12"/></text:span><text:span text:style-name="T1">00111000 <text:s text:c="7"/>000011100 <text:s text:c="13"/>010000000 <text:s text:c="6"/>0000000 <text:s text:c="37"/>0 <text:s text:c="82"/>011111111111001111111111111010 <text:s text:c="11"/></text:span></text:p>
            <text:p text:style-name="P1"><text:span text:style-name="T1"><text:s text:c="16"/></text:span><text:span text:style-name="T1">001111111111000000 <text:s text:c="16"/>011110000000000000000 <text:s text:c="39"/>00 <text:s text:c="68"/>00000000000011111111111111111111111111111100 <text:s text:c="10"/></text:span></text:p>
            <text:p text:style-name="P1"><text:span text:style-name="T1"><text:s text:c="20"/></text:span><text:span text:style-name="T1">0001100011000 <text:s text:c="4"/>00 <text:s text:c="9"/>01111100000000000 <text:s/>00 <text:s text:c="95"/>0000000000000011111111111111111111111111111111111111110000000 <text:s text:c="9"/></text:span></text:p>
            <text:p text:style-name="P1"><text:span text:style-name="T1"><text:s text:c="25"/></text:span><text:span text:style-name="T1">000111100000000000000 <text:s text:c="3"/>0111111110000 <text:s text:c="97"/>000000001111111000000000000000000001111111111111111111111111111100000 <text:s text:c="7"/></text:span></text:p>
            <text:p text:style-name="P1"><text:span text:style-name="T1"><text:s text:c="30"/></text:span><text:span text:style-name="T1">0001100000000000000 <text:s text:c="4"/>00001111000 0 <text:s text:c="85"/>0000000000000000 <text:s text:c="32"/>00000111111111111111111110010 <text:s text:c="6"/></text:span></text:p>
            <text:p text:style-name="P1"><text:span text:style-name="T1"><text:s text:c="35"/></text:span><text:span text:style-name="T1">0000110000000 <text:s/>00 <text:s text:c="8"/>00 <text:s text:c="85"/>00000 <text:s text:c="55"/>0001111111111111111110 <text:s text:c="5"/></text:span></text:p>
            <text:p text:style-name="P1"><text:span text:style-name="T1"><text:s text:c="41"/></text:span><text:span text:style-name="T1">0000000000000000 <text:s text:c="4"/>0000000000 <text:s text:c="69"/>0000111100 <text:s text:c="62"/>000111111111111110 <text:s text:c="4"/></text:span></text:p>
            <text:p text:style-name="P1"><text:span text:style-name="T1"><text:s text:c="54"/></text:span><text:span text:style-name="T1">000000000000000000 <text:s text:c="50"/>0000 <text:s text:c="4"/>0000001111111111111110 <text:s text:c="65"/>00111111111111 <text:s text:c="3"/></text:span></text:p>
            <text:p text:style-name="P1"><text:span text:style-name="T1"><text:s text:c="60"/></text:span><text:span text:style-name="T1">0000011111110000000 000 00 <text:s text:c="13"/>000 <text:s text:c="7"/>0000 000011111101111111111111111111000111110 <text:s text:c="68"/>001111111110 <text:s/></text:span></text:p>
            <text:p text:style-name="P1"><text:span text:style-name="T1"><text:s text:c="75"/></text:span><text:span text:style-name="T1">00000000000000000000000000000011111111111111111111111111111111111110000 <text:s text:c="81"/>000111110 </text:span></text:p>
            <text:p text:style-name="P1"><text:span text:style-name="T1"><text:s text:c="106"/></text:span><text:span text:style-name="T1">001111111111111111111111111111111110 <text:s text:c="95"/></text:span></text:p>
            <text:p text:style-name="P1"><text:span text:style-name="T1"><text:s text:c="109"/></text:span><text:span text:style-name="T1">000111111111111111111111111110 <text:s text:c="98"/></text:span></text:p>
            <text:p text:style-name="P1"><text:span text:style-name="T1"><text:s text:c="114"/></text:span><text:span text:style-name="T1">000000011111111111111110 <text:s text:c="99"/></text:span></text:p>
            <text:p text:style-name="P1"><text:span text:style-name="T1"><text:s text:c="123"/></text:span><text:span text:style-name="T1">0000111111000 <text:s text:c="101"/></text:span></text:p>
            <text:p text:style-name="P1"><text:span text:style-name="T1"/></text:p>
          </draw:text-box>
        </draw:frame>
        <draw:frame draw:style-name="gr2" draw:text-style-name="P4" draw:layer="layout" svg:width="19cm" svg:height="3.105cm" svg:x="1cm" svg:y="9.9cm">
          <draw:text-box>
            <text:p text:style-name="P3"><text:span text:style-name="T2">AHA! Fortran Modelling Tools Manual</text:span></text:p>
          </draw:text-box>
        </draw:frame>
        <draw:frame draw:style-name="gr3" draw:text-style-name="P5" draw:layer="layout" svg:width="9.967cm" svg:height="1.3cm" svg:x="5.517cm" svg:y="25.4cm">
          <draw:text-box>
            <text:p><text:span text:style-name="T3">https://ahamodel.uib.no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9-02-08T15:59:30.902539989</meta:creation-date>
    <dc:date>2019-06-28T15:00:19.741725088</dc:date>
    <dc:creator>Sergey Budaev</dc:creator>
    <meta:editing-duration>PT15M41S</meta:editing-duration>
    <meta:editing-cycles>8</meta:editing-cycles>
    <meta:generator>LibreOffice/6.0.7.3$Linux_X86_64 LibreOffice_project/00m0$Build-3</meta:generator>
    <meta:document-statistic meta:object-count="3"/>
  </office:meta>
</office:document-meta>
</file>